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33" draw:fill-color="#eeeeee" draw:textarea-horizontal-align="justify" draw:textarea-vertical-align="middle" draw:auto-grow-height="false" fo:min-height="6.05cm" fo:min-width="9.9cm"/>
    </style:style>
    <style:style style:name="gr2" style:family="graphic" style:parent-style-name="standard">
      <style:graphic-properties svg:stroke-color="#000033" draw:fill-color="#eeeeee" draw:textarea-horizontal-align="justify" draw:textarea-vertical-align="middle" draw:auto-grow-height="false" fo:min-height="6.05cm" fo:min-width="4.7cm"/>
    </style:style>
    <style:style style:name="gr3" style:family="graphic" style:parent-style-name="standard">
      <style:graphic-properties svg:stroke-color="#000033" draw:fill-color="#eeeeee" draw:textarea-horizontal-align="justify" draw:textarea-vertical-align="middle" draw:auto-grow-height="false" fo:min-height="2.95cm" fo:min-width="9.9cm"/>
    </style:style>
    <style:style style:name="gr4" style:family="graphic" style:parent-style-name="standard">
      <style:graphic-properties svg:stroke-color="#000033" draw:fill-color="#eeeeee" draw:textarea-horizontal-align="justify" draw:textarea-vertical-align="middle" draw:auto-grow-height="false" fo:min-height="2.95cm" fo:min-width="4.7cm"/>
    </style:style>
    <style:style style:name="gr5" style:family="graphic" style:parent-style-name="standard">
      <style:graphic-properties svg:stroke-color="#003300" draw:fill-color="#ccffcc" draw:opacity="33%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ffcc" draw:opacity="33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e6e6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4cm" svg:height="6.3cm" svg:x="0.8cm" svg:y="0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2cm" svg:height="6.3cm" svg:x="6cm" svg:y="0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cm" svg:height="3.2cm" svg:x="0.8cm" svg:y="3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2cm" svg:height="3.2cm" svg:x="6cm" svg:y="3.4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0.6cm" svg:height="0.6cm" svg:x="6.4cm" svg:y="3.9cm">
          <text:p text:style-name="P2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9.9cm" svg:y="4cm">
          <text:p text:style-name="P2"><text:span text:style-name="T1">C1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309cm" svg:height="0.569cm" svg:x="1.8cm" svg:y="0.2cm">
          <draw:text-box>
            <text:p><text:span text:style-name="T2">Superfluous Strengths</text:span></text:p>
          </draw:text-box>
        </draw:frame>
        <draw:frame draw:style-name="gr7" draw:text-style-name="P5" draw:layer="layout" svg:width="3.309cm" svg:height="0.569cm" svg:x="7.501cm" svg:y="0.201cm">
          <draw:text-box>
            <text:p><text:span text:style-name="T2">Key Strengths</text:span></text:p>
          </draw:text-box>
        </draw:frame>
        <draw:frame draw:style-name="gr7" draw:text-style-name="P5" draw:layer="layout" svg:width="3.309cm" svg:height="0.569cm" svg:x="1.801cm" svg:y="6.101cm">
          <draw:text-box>
            <text:p><text:span text:style-name="T2">Zone of Irrelevance</text:span></text:p>
          </draw:text-box>
        </draw:frame>
        <draw:frame draw:style-name="gr7" draw:text-style-name="P5" draw:layer="layout" svg:width="3.309cm" svg:height="0.569cm" svg:x="7.202cm" svg:y="6.102cm">
          <draw:text-box>
            <text:p><text:span text:style-name="T2">Key </text:span><text:span text:style-name="T2">Weaknesses</text:span></text:p>
          </draw:text-box>
        </draw:frame>
        <draw:frame draw:style-name="gr7" draw:text-style-name="P7" draw:layer="layout" svg:width="3.309cm" svg:height="0.569cm" svg:x="4.4cm" svg:y="6.831cm">
          <draw:text-box>
            <text:p text:style-name="P6"><text:span text:style-name="T3">Strategic Importance</text:span></text:p>
          </draw:text-box>
        </draw:frame>
        <draw:frame draw:style-name="gr8" draw:text-style-name="P7" draw:layer="layout" svg:width="0.6cm" svg:height="0.569cm" svg:x="0.6cm" svg:y="6.5cm">
          <draw:text-box>
            <text:p text:style-name="P6"><text:span text:style-name="T3">1</text:span></text:p>
          </draw:text-box>
        </draw:frame>
        <draw:frame draw:style-name="gr9" draw:text-style-name="P7" draw:layer="layout" svg:width="1cm" svg:height="0.569cm" svg:x="10.8cm" svg:y="6.501cm">
          <draw:text-box>
            <text:p text:style-name="P6"><text:span text:style-name="T3">10</text:span></text:p>
          </draw:text-box>
        </draw:frame>
        <draw:frame draw:style-name="gr9" draw:text-style-name="P7" draw:layer="layout" svg:width="1cm" svg:height="0.569cm" svg:x="0.1cm" svg:y="0.102cm">
          <draw:text-box>
            <text:p text:style-name="P6"><text:span text:style-name="T3">10</text:span></text:p>
          </draw:text-box>
        </draw:frame>
        <draw:frame draw:style-name="gr8" draw:text-style-name="P7" draw:layer="layout" svg:width="0.6cm" svg:height="0.569cm" svg:x="0.3cm" svg:y="6.201cm">
          <draw:text-box>
            <text:p text:style-name="P6"><text:span text:style-name="T3">1</text:span></text:p>
          </draw:text-box>
        </draw:frame>
        <draw:frame draw:style-name="gr7" draw:text-style-name="P7" draw:layer="layout" svg:width="3.309cm" svg:height="0.569cm" draw:transform="rotate (1.5707963267949) translate (-0.028cm 4.67cm)">
          <draw:text-box>
            <text:p text:style-name="P6"><text:span text:style-name="T3">Relative </text:span><text:span text:style-name="T3">Strength</text:span></text:p>
          </draw:text-box>
        </draw:frame>
        <draw:custom-shape draw:style-name="gr6" draw:text-style-name="P4" draw:layer="layout" svg:width="0.6cm" svg:height="0.6cm" svg:x="9.9cm" svg:y="4.6cm">
          <text:p text:style-name="P2"><text:span text:style-name="T1">C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7.7cm" svg:y="2.5cm">
          <text:p text:style-name="P2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7.7cm" svg:y="0.9cm">
          <text:p text:style-name="P2"><text:span text:style-name="T1">C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9.2cm" svg:y="1.8cm">
          <text:p text:style-name="P2"><text:span text:style-name="T1">C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7.8cm" svg:y="5.2cm">
          <text:p text:style-name="P2"><text:span text:style-name="T1">C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6.4cm" svg:y="4.5cm">
          <text:p text:style-name="P2"><text:span text:style-name="T1">C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4.9cm" svg:y="1.3cm">
          <text:p text:style-name="P2"><text:span text:style-name="T1">C8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0.6cm" svg:x="7.2cm" svg:y="2.9cm">
          <text:p text:style-name="P2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0.6cm" svg:x="9.2cm" svg:y="1.1cm">
          <text:p text:style-name="P2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0.6cm" svg:x="7.8cm" svg:y="4.3cm">
          <text:p text:style-name="P2"><text:span text:style-name="T1">R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0.6cm" svg:x="9.3cm" svg:y="3.1cm">
          <text:p text:style-name="P2"><text:span text:style-name="T1">R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2-01T19:32:05.449499000</meta:creation-date>
    <dc:date>2017-02-02T00:10:30.411285712</dc:date>
    <dc:creator>Marc Lijour</dc:creator>
    <meta:editing-duration>PT3H10M20S</meta:editing-duration>
    <meta:editing-cycles>6</meta:editing-cycles>
    <meta:generator>LibreOffice/5.2.5.1$Linux_X86_64 LibreOffice_project/20m0$Build-1</meta:generator>
    <meta:document-statistic meta:object-count="28"/>
  </office:meta>
</office:document-meta>
</file>